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Noto Mono" svg:font-family="'Noto Mono'" style:font-pitch="fixed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color="#000000" style:font-name="Hack" fo:font-size="12pt" officeooo:rsid="0001bddc" officeooo:paragraph-rsid="0001bddc" fo:background-color="#ffffff" style:font-size-asian="12pt" style:font-size-complex="12pt"/>
    </style:style>
    <style:style style:name="P2" style:family="paragraph" style:parent-style-name="Standard">
      <style:text-properties fo:color="#000000" style:font-name="Hack" fo:font-size="12pt" officeooo:rsid="0001bddc" officeooo:paragraph-rsid="00035aad" fo:background-color="#ffffff" style:font-size-asian="12pt" style:font-size-complex="12pt"/>
    </style:style>
    <style:style style:name="P3" style:family="paragraph" style:parent-style-name="Standard">
      <style:text-properties fo:color="#000000" style:font-name="Hack" fo:font-size="12pt" officeooo:rsid="00035aad" officeooo:paragraph-rsid="00035aad" fo:background-color="#ffffff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Hack" fo:font-size="12pt" fo:letter-spacing="normal" fo:font-style="normal" fo:font-weight="bold" officeooo:rsid="0001bddc" officeooo:paragraph-rsid="0001b59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font-name="Hack" fo:font-size="12pt" fo:letter-spacing="normal" fo:font-style="normal" fo:font-weight="normal" officeooo:rsid="0001bddc" officeooo:paragraph-rsid="0001b59d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Hack" fo:font-size="12pt" officeooo:rsid="0001b59d" officeooo:paragraph-rsid="0001b59d" style:font-size-asian="12pt" style:font-size-complex="12pt"/>
    </style:style>
    <style:style style:name="P7" style:family="paragraph" style:parent-style-name="Standard">
      <style:text-properties style:font-name="Hack" fo:font-size="12pt" officeooo:rsid="0001bddc" officeooo:paragraph-rsid="0001b59d" style:font-size-asian="12pt" style:font-size-complex="12pt"/>
    </style:style>
    <style:style style:name="P8" style:family="paragraph" style:parent-style-name="Standard">
      <style:text-properties style:font-name="Hack" fo:font-size="12pt" officeooo:rsid="0001bddc" officeooo:paragraph-rsid="0001bddc" style:font-size-asian="12pt" style:font-size-complex="12pt"/>
    </style:style>
    <style:style style:name="P9" style:family="paragraph" style:parent-style-name="Standard">
      <style:text-properties style:font-name="Hack" fo:font-size="12pt" officeooo:rsid="0001bddc" officeooo:paragraph-rsid="0009a5f5" style:font-size-asian="12pt" style:font-size-complex="12pt"/>
    </style:style>
    <style:style style:name="P10" style:family="paragraph" style:parent-style-name="Standard">
      <style:text-properties style:font-name="Hack" fo:font-size="12pt" officeooo:rsid="00035aad" officeooo:paragraph-rsid="00035aad" style:font-size-asian="12pt" style:font-size-complex="12pt"/>
    </style:style>
    <style:style style:name="P11" style:family="paragraph" style:parent-style-name="Standard">
      <style:text-properties style:font-name="Hack" fo:font-size="12pt" officeooo:rsid="0004dc39" officeooo:paragraph-rsid="0004dc39" style:font-size-asian="12pt" style:font-size-complex="12pt"/>
    </style:style>
    <style:style style:name="P12" style:family="paragraph" style:parent-style-name="Standard">
      <style:text-properties style:font-name="Hack" fo:font-size="12pt" officeooo:paragraph-rsid="0009a5f5" style:font-size-asian="12pt" style:font-size-complex="12pt"/>
    </style:style>
    <style:style style:name="P13" style:family="paragraph" style:parent-style-name="Standard">
      <style:text-properties style:font-name="Hack" fo:font-size="12pt" officeooo:paragraph-rsid="000bce36" style:font-size-asian="12pt" style:font-size-complex="12pt"/>
    </style:style>
    <style:style style:name="P14" style:family="paragraph" style:parent-style-name="Standard">
      <style:text-properties style:font-name="Hack" fo:font-size="12pt" officeooo:paragraph-rsid="000ed322" style:font-size-asian="12pt" style:font-size-complex="12pt"/>
    </style:style>
    <style:style style:name="P15" style:family="paragraph" style:parent-style-name="Standard">
      <style:text-properties style:font-name="Hack" fo:font-size="12pt" officeooo:paragraph-rsid="000ee096" style:font-size-asian="12pt" style:font-size-complex="12pt"/>
    </style:style>
    <style:style style:name="P16" style:family="paragraph" style:parent-style-name="Standard">
      <style:text-properties style:font-name="Hack" fo:font-size="12pt" officeooo:paragraph-rsid="0011b577" style:font-size-asian="12pt" style:font-size-complex="12pt"/>
    </style:style>
    <style:style style:name="P17" style:family="paragraph" style:parent-style-name="Standard">
      <style:text-properties style:font-name="Hack" fo:font-size="12pt" officeooo:paragraph-rsid="00143bc8" style:font-size-asian="12pt" style:font-size-complex="12pt"/>
    </style:style>
    <style:style style:name="P18" style:family="paragraph" style:parent-style-name="Standard">
      <style:text-properties style:font-name="Hack" fo:font-size="12pt" officeooo:paragraph-rsid="00153788" style:font-size-asian="12pt" style:font-size-complex="12pt"/>
    </style:style>
    <style:style style:name="P19" style:family="paragraph" style:parent-style-name="Standard">
      <style:text-properties style:font-name="Hack" fo:font-size="12pt" officeooo:paragraph-rsid="00165aff" style:font-size-asian="12pt" style:font-size-complex="12pt"/>
    </style:style>
    <style:style style:name="P20" style:family="paragraph" style:parent-style-name="Standard">
      <style:text-properties style:font-name="Hack" fo:font-size="12pt" officeooo:rsid="0019224d" officeooo:paragraph-rsid="0019224d" style:font-size-asian="12pt" style:font-size-complex="12pt"/>
    </style:style>
    <style:style style:name="P21" style:family="paragraph" style:parent-style-name="Standard">
      <style:text-properties style:font-name="Hack" fo:font-size="12pt" officeooo:rsid="001bfc10" officeooo:paragraph-rsid="001bfc10" style:font-size-asian="12pt" style:font-size-complex="12pt"/>
    </style:style>
    <style:style style:name="P22" style:family="paragraph" style:parent-style-name="Standard">
      <style:text-properties style:font-name="Hack" fo:font-size="12pt" fo:font-weight="bold" officeooo:rsid="0001b59d" officeooo:paragraph-rsid="0001b59d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1bfc10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35aad" fo:background-color="#ffffff" loext:char-shading-value="0"/>
    </style:style>
    <style:style style:name="T3" style:family="text">
      <style:text-properties fo:color="#000000" officeooo:rsid="0001bddc" fo:background-color="#ffffff" loext:char-shading-value="0"/>
    </style:style>
    <style:style style:name="T4" style:family="text">
      <style:text-properties fo:color="#000000" officeooo:rsid="000bce36" fo:background-color="#ffffff" loext:char-shading-value="0"/>
    </style:style>
    <style:style style:name="T5" style:family="text">
      <style:text-properties fo:color="#000000" officeooo:rsid="000e9d19" fo:background-color="#ffffff" loext:char-shading-value="0"/>
    </style:style>
    <style:style style:name="T6" style:family="text">
      <style:text-properties fo:color="#000000" officeooo:rsid="000ee096" fo:background-color="#ffffff" loext:char-shading-value="0"/>
    </style:style>
    <style:style style:name="T7" style:family="text">
      <style:text-properties fo:color="#000000" officeooo:rsid="00143bc8" fo:background-color="#ffffff" loext:char-shading-value="0"/>
    </style:style>
    <style:style style:name="T8" style:family="text">
      <style:text-properties fo:color="#000000" officeooo:rsid="00182bd4" fo:background-color="#ffffff" loext:char-shading-value="0"/>
    </style:style>
    <style:style style:name="T9" style:family="text">
      <style:text-properties fo:color="#000000" fo:font-style="italic" officeooo:rsid="0001bddc" fo:background-color="#ffffff" loext:char-shading-value="0" style:font-style-asian="italic" style:font-style-complex="italic"/>
    </style:style>
    <style:style style:name="T10" style:family="text">
      <style:text-properties fo:color="#000000" fo:font-style="italic" officeooo:rsid="00035aad" fo:background-color="#ffffff" loext:char-shading-value="0" style:font-style-asian="italic" style:font-style-complex="italic"/>
    </style:style>
    <style:style style:name="T11" style:family="text">
      <style:text-properties fo:color="#000000" fo:font-style="italic" officeooo:rsid="000e9d19" fo:background-color="#ffffff" loext:char-shading-value="0" style:font-style-asian="italic" style:font-style-complex="italic"/>
    </style:style>
    <style:style style:name="T12" style:family="text">
      <style:text-properties fo:color="#000000" fo:font-style="italic" officeooo:rsid="000ee096" fo:background-color="#ffffff" loext:char-shading-value="0" style:font-style-asian="italic" style:font-style-complex="italic"/>
    </style:style>
    <style:style style:name="T13" style:family="text">
      <style:text-properties fo:color="#000000" style:font-name="monospace" fo:font-style="normal" fo:background-color="#ffffff" loext:char-shading-value="0" style:font-style-asian="normal" style:font-style-complex="normal"/>
    </style:style>
    <style:style style:name="T14" style:family="text">
      <style:text-properties fo:color="#000000" style:font-name="monospace" fo:font-style="normal" officeooo:rsid="00165aff" fo:background-color="#ffffff" loext:char-shading-value="0" style:font-style-asian="normal" style:font-style-complex="normal"/>
    </style:style>
    <style:style style:name="T15" style:family="text">
      <style:text-properties fo:color="#000000" style:font-name="monospace" fo:font-style="normal" officeooo:rsid="001e8e2f" fo:background-color="#ffffff" loext:char-shading-value="0" style:font-style-asian="normal" style:font-style-complex="normal"/>
    </style:style>
    <style:style style:name="T16" style:family="text">
      <style:text-properties fo:color="#000000" style:font-name="monospace" fo:font-style="normal" officeooo:rsid="001fd469" fo:background-color="#ffffff" loext:char-shading-value="0" style:font-style-asian="normal" style:font-style-complex="normal"/>
    </style:style>
    <style:style style:name="T17" style:family="text">
      <style:text-properties fo:color="#000000" style:font-name="monospace" fo:font-size="12pt" fo:font-style="normal" officeooo:rsid="001bfc10" fo:background-color="#ffffff" loext:char-shading-value="0" style:font-size-asian="12pt" style:font-style-asian="normal" style:font-size-complex="12pt" style:font-style-complex="normal"/>
    </style:style>
    <style:style style:name="T18" style:family="text">
      <style:text-properties fo:color="#000000" fo:font-weight="bold" officeooo:rsid="00035aad" fo:background-color="#ffffff" loext:char-shading-value="0" style:font-weight-asian="bold" style:font-weight-complex="bold"/>
    </style:style>
    <style:style style:name="T19" style:family="text">
      <style:text-properties fo:color="#000000" fo:font-weight="bold" officeooo:rsid="0011b577" fo:background-color="#ffffff" loext:char-shading-value="0" style:font-weight-asian="bold" style:font-weight-complex="bold"/>
    </style:style>
    <style:style style:name="T20" style:family="text">
      <style:text-properties fo:color="#000000" fo:font-style="normal" officeooo:rsid="00143bc8" fo:background-color="#ffffff" loext:char-shading-value="0" style:font-style-asian="normal" style:font-style-complex="normal"/>
    </style:style>
    <style:style style:name="T21" style:family="text">
      <style:text-properties fo:color="#000000" fo:font-style="normal" officeooo:rsid="00165aff" fo:background-color="#ffffff" loext:char-shading-value="0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9a5f5" style:font-weight-asian="bold" style:font-weight-complex="bold"/>
    </style:style>
    <style:style style:name="T24" style:family="text">
      <style:text-properties officeooo:rsid="0009a5f5"/>
    </style:style>
    <style:style style:name="T25" style:family="text">
      <style:text-properties officeooo:rsid="000bce36"/>
    </style:style>
    <style:style style:name="T26" style:family="text">
      <style:text-properties fo:font-variant="normal" fo:text-transform="none" fo:color="#000000" fo:letter-spacing="normal" fo:font-style="normal" fo:font-weight="normal" officeooo:rsid="00143bc8" fo:background-color="transparent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t A:</text:p>
      <text:p text:style-name="P6"/>
      <text:p text:style-name="P22">The path of ftrace</text:p>
      <text:p text:style-name="P7">/sys/kernel/debug/tracing</text:p>
      <text:p text:style-name="P8"/>
      <text:p text:style-name="P10">Issues encountered</text:p>
      <text:p text:style-name="P8">First we change directory</text:p>
      <text:p text:style-name="P1">cd /sys/kernel/debug/tracing</text:p>
      <text:p text:style-name="P2">bash: cd: /sys/kernel/debug/tracing: Permission denied</text:p>
      <text:p text:style-name="P2"/>
      <text:p text:style-name="P3">Simple fix of running this in super user mode.</text:p>
      <text:p text:style-name="P3">Sudo -s</text:p>
      <text:p text:style-name="P3">cd /sys/kernel/debug/tracing</text:p>
      <text:p text:style-name="P10"><text:span text:style-name="T1"/></text:p>
      <text:p text:style-name="P11"><text:span text:style-name="T2">R</text:span><text:span text:style-name="T1">efered documents</text:span></text:p>
      <text:p text:style-name="P11"><text:span text:style-name="T3">/sys/kernel/debug/tracing/</text:span><text:span text:style-name="T1">README</text:span></text:p>
      <text:p text:style-name="P11"><text:span text:style-name="T1"/></text:p>
      <text:p text:style-name="P9"><text:span text:style-name="T23">H</text:span><text:span text:style-name="T22">ow are the typical tracers look like and how to set the tracer</text:span></text:p>
      <text:p text:style-name="P12"/>
      <text:p text:style-name="P12"><text:span text:style-name="T24">The command </text:span><text:span text:style-name="T9">cat available_tracers</text:span><text:span text:style-name="T3"> </text:span><text:span text:style-name="T24">will list out all the tracers avaiable for use. </text:span></text:p>
      <text:p text:style-name="P13"><text:span text:style-name="T4"/></text:p>
      <text:p text:style-name="P14"><text:span text:style-name="T5">To set a specific tracer we use </text:span><text:span text:style-name="T11">echo function_graph &gt; current_tracer</text:span><text:span text:style-name="T5"> to setup the current tracer as function_graph.</text:span></text:p>
      <text:p text:style-name="P14"><text:span text:style-name="T5"/></text:p>
      <text:p text:style-name="P15"><text:span text:style-name="T6">In order to check what is the current_tracer set as, we use cat </text:span><text:span text:style-name="T11">current_trace</text:span><text:span text:style-name="T12">r.</text:span><text:span text:style-name="T5"><text:line-break/></text:span><text:span text:style-name="T2"><text:line-break/></text:span><text:span text:style-name="T19">H</text:span><text:span text:style-name="T18">ow to start and stop tracing</text:span></text:p>
      <text:p text:style-name="P15"/>
      <text:p text:style-name="P16"><text:span text:style-name="T25">We can use </text:span><text:span text:style-name="T10">echo 0 &gt; tracing_on</text:span><text:span text:style-name="T2"> </text:span><text:span text:style-name="T4">to disable the tracer and </text:span><text:span text:style-name="T10">echo 1 &gt; tracing_on</text:span><text:span text:style-name="T2"> </text:span><text:span text:style-name="T4">to re-enable it.</text:span></text:p>
      <text:p text:style-name="P15"><text:span text:style-name="T2"/></text:p>
      <text:p text:style-name="P4">how to get the trace log and analyse it</text:p>
      <text:p text:style-name="P5"/>
      <text:p text:style-name="P17"><text:span text:style-name="T26">We can read a snipbit of the trace using </text:span><text:span text:style-name="T1">cat trace | head -</text:span><text:span text:style-name="T7">10</text:span><text:span text:style-name="T20">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20"># tracer: function_graph <text:line-break/># <text:line-break/># CPU  DURATION                  FUNCTION CALLS <text:line-break/># |     |   |                     |   |   |   | <text:line-break/> 5) + 19.616 us   |      } /* do_sched_yield */ <text:line-break/> 5) + 20.439 us   |    } /* __ia32_sys_sched_yield */ <text:line-break/> 5)               |    syscall_slow_exit_work() { <text:line-break/> 5)               |      __audit_syscall_exit() { <text:line-break/> 5)               |        path_put() { <text:line-break/> 5)               |          dput() {</text:span></text:p>
          </table:table-cell>
        </table:table-row>
      </table:table>
      <text:p text:style-name="P19"><text:span text:style-name="T21"/></text:p>
      <text:p text:style-name="P19"><text:soft-page-break/><text:span text:style-name="T21"/></text:p>
      <text:p text:style-name="P19"><text:span text:style-name="T21">Analysis of a method </text:span><text:span text:style-name="T14">load_balance()</text:span><text:span text:style-name="T21">.</text:span></text:p>
      <text:p text:style-name="P19"><text:span text:style-name="T21"/></text:p>
      <text:p text:style-name="P19"><text:span text:style-name="T21"> </text:span><text:span text:style-name="T14">7)               |                    load_balance() { <text:line-break/> 7)               |                      find_busiest_group() { <text:line-break/> 7)   0.070 us    |                        update_nohz_stats(); <text:line-break/> 7)   0.080 us    |                        idle_cpu(); <text:line-break/> 7)   0.070 us    |                        update_nohz_stats(); <text:line-break/> 7)   0.151 us    |                        idle_cpu(); <text:line-break/> 7)   3.246 us    |                      } <text:line-break/> 7)   4.048 us    |                    }<text:line-break/><text:line-break/></text:span><text:span text:style-name="T7"><text:line-break/></text:span><text:span text:style-name="T8">Link to the kernal’s code</text:span><text:line-break/><text:a xlink:type="simple" xlink:href="https://github.com/torvalds/linux/blob/24b888d8d59847871387aa3b241b524661070a6e/kernel/sched/fair.c#L8909" text:style-name="Internet_20_link" text:visited-style-name="Visited_20_Internet_20_Link">https://github.com/torvalds/linux/blob/24b888d8d59847871387aa3b241b524661070a6e/kernel/sched/fair.c#L8909</text:a></text:p>
      <text:p text:style-name="P19"/>
      <text:p text:style-name="P20">Code take from Linux Kernal.</text:p>
      <text:p text:style-name="P19"><text:tab/>....</text:p>
      <text:p text:style-name="P17"><text:tab/>group = <text:span text:style-name="T22">find_busiest_group</text:span>(&amp;env);</text:p>
      <text:p text:style-name="P17"><text:tab/>if (!group) {</text:p>
      <text:p text:style-name="P17"><text:tab/><text:tab/>schedstat_inc(sd-&gt;lb_nobusyg[idle]);</text:p>
      <text:p text:style-name="P17"><text:tab/><text:tab/>goto out_balanced;</text:p>
      <text:p text:style-name="P17"><text:tab/>}</text:p>
      <text:p text:style-name="P17"><text:tab/>.....</text:p>
      <text:p text:style-name="P20">We can trace that <text:span text:style-name="T14">find_busiest_group() </text:span><text:span text:style-name="T13">has trigger in the </text:span><text:span text:style-name="T14">load_balance() </text:span><text:span text:style-name="T13">function.</text:span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1"><text:span text:style-name="T13">TASK<text:line-break/>Question 1</text:span></text:p>
      <text:p text:style-name="P23"><text:span text:style-name="T17"><text:tab/>a)</text:span><text:span text:style-name="T13">Ftrace uses memory to keep the trace record. Before starting a <text:tab/>new trace, the old traces are still kept in the memory by ftrace <text:tab/>has to be emptied. How can this be done? (1 mark)</text:span></text:p>
      <text:p text:style-name="P23"><text:span text:style-name="T13"/></text:p>
      <text:p text:style-name="P23"><text:span text:style-name="T13"/></text:p>
      <text:p text:style-name="P21"><text:span text:style-name="T13"><text:tab/>b) What is the command to change the maximum size of the trace <text:tab/>file of ftrace? (1 mark)</text:span></text:p>
      <text:p text:style-name="P21"><text:span text:style-name="T13"/></text:p>
      <text:p text:style-name="P21"><text:span text:style-name="T13"><text:tab/></text:span><text:span text:style-name="T15">c)Assuming you are changing the kernel code to insert a printk-<text:tab/>like code to output hello world in ftrace and the message given <text:tab/>by the print code is the only thing you want to trace, show your <text:tab/>code (with comments) and also the tracer that should use in <text:tab/>ftrace. You should provide a shell script that will run the <text:tab/>tracing. (2 marks)</text:span></text:p>
      <text:p text:style-name="P21"><text:span text:style-name="T15"/></text:p>
      <text:p text:style-name="P21"><text:soft-page-break/><text:span text:style-name="T16"><text:tab/>d)</text:span><text:span text:style-name="T15"> Use the function tracer to trace the kernel for about a few <text:tab/>seconds. Give the screenshots of the first 20 lines of the trace <text:tab/>file and analyse the basic structure of it. (2 mark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Noto Mono" svg:font-family="'Noto Mono'" style:font-pitch="fixed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7:13.289825103</meta:creation-date>
    <meta:generator>LibreOffice/6.1.2.1$Linux_X86_64 LibreOffice_project/10$Build-1</meta:generator>
    <dc:date>2019-02-24T02:49:39.662583219</dc:date>
    <meta:editing-duration>PT2H15M57S</meta:editing-duration>
    <meta:editing-cycles>30</meta:editing-cycles>
    <meta:document-statistic meta:table-count="1" meta:image-count="0" meta:object-count="0" meta:page-count="3" meta:paragraph-count="36" meta:word-count="423" meta:character-count="2933" meta:non-whitespace-character-count="2117"/>
  </office:meta>
</office:document-meta>
</file>